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на экране iphone/ipad изображен многогранник - (усеченный икосаэдр) - на каждой грани изображена обложка от фильма - пока нужно пробовать напрямую взаимодействовавать с netflix,в частности у них есть методы по получению похожих фильмов</text:p>
      <text:p text:style-name="Standard"/>
      <text:p text:style-name="Standard">http://api.netflix.com/catalog/titles/movies/60011649/similars</text:p>
      <text:p text:style-name="Standard"/>
      <text:p text:style-name="Standard"/>
      <text:p text:style-name="Standard">http://api.netflix.com/catalog/titles/movies/60011649?expand=similars </text:p>
      <text:p text:style-name="Standard"/>
      <text:p text:style-name="Standard">нужен алгоритм который получив на вход один фильм, находит 6 или 5 (в зависимости от грани) максимально разных фильмов из похожих - и располагает их вокруг - так чтобы рядом не оказывались похожие. алгоритм продумать, чтобы его можно было описать несколькими предложениями, потом рассказать мне.дальше сделать возможность вращения данной фигуры, и подкачки фильмов с netflix. ограничить вращение - чтобы нельзя было крутануть так что связь потеряется... хотя можно сделать фичу - если тебе ничего не нравится - резко крутишь и тебе новое кино в центр. в центре пока с фиксированного начинаем - дальше надо будет сделать строку поиска сверху. Сразу же при выборе технологии предусмотреть чтобы можно было вобще текстовые филды делать.</text:p>
      <text:p text:style-name="Standard"/>
      <text:p text:style-name="Standard">Система пользуется информацией из некоторого источника, который может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3T22:18:24</meta:creation-date>
    <meta:generator>OpenOffice.org/3.4.1$Unix OpenOffice.org_project/341m1$Build-9593</meta:generator>
    <dc:date>2013-04-03T22:34:17</dc:date>
    <meta:editing-duration>PT1M40S</meta:editing-duration>
    <meta:editing-cycles>3</meta:editing-cycles>
    <meta:document-statistic meta:table-count="0" meta:image-count="0" meta:object-count="0" meta:page-count="1" meta:paragraph-count="5" meta:word-count="157" meta:character-count="1175"/>
  </office:meta>
</office:document-meta>
</file>